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3A6000009EC000008D2DB7F54DF9CC4200C.wmf" manifest:media-type="image/x-wmf"/>
  <manifest:file-entry manifest:full-path="Pictures/10000312000009EC000008D2E802DFCB837653EE.wmf" manifest:media-type="image/x-wmf"/>
  <manifest:file-entry manifest:full-path="Pictures/100000010000006000000055D67EBC193D0555D9.png" manifest:media-type="image/png"/>
  <manifest:file-entry manifest:full-path="Pictures/100000010000007400000018AF709FE70368F6F2.png" manifest:media-type="image/png"/>
  <manifest:file-entry manifest:full-path="Pictures/1000018800000BFD0000027B0F528DF6CF1587F7.wmf" manifest:media-type="image/x-wmf"/>
  <manifest:file-entry manifest:full-path="Pictures/1000000100000060000000559ED3466B7915C8F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pple-system, 'apple color emoji', BlinkMacSystemFont, 'Segoe UI', Roboto, Oxygen-Sans, Ubuntu, Cantarell, 'Helvetica Neue', sans-serif"/>
    <style:font-face style:name="Ti" svg:font-family="Ti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inherit" svg:font-family="inherit" style:font-family-generic="roman" style:font-pitch="variable"/>
    <style:font-face style:name="markup-bold" svg:font-family="markup-bold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" fo:font-size="14pt" officeooo:rsid="001de24d" officeooo:paragraph-rsid="001de24d" fo:background-color="#ffff00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officeooo:paragraph-rsid="001de24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3pt" officeooo:rsid="001de24d" officeooo:paragraph-rsid="001de24d" fo:background-color="#ffff00" style:font-size-asian="13pt" style:font-size-complex="13pt"/>
    </style:style>
    <style:style style:name="P4" style:family="paragraph" style:parent-style-name="Standard">
      <style:text-properties fo:color="#333333" loext:opacity="100%" style:font-name="Times New Roman" fo:font-size="14pt" officeooo:paragraph-rsid="001de24d" style:font-size-asian="14pt" style:font-name-complex="Times New Roman1" style:font-size-complex="14pt"/>
    </style:style>
    <style:style style:name="P5" style:family="paragraph" style:parent-style-name="Standard">
      <style:text-properties officeooo:paragraph-rsid="001de24d"/>
    </style:style>
    <style:style style:name="P6" style:family="paragraph" style:parent-style-name="Standard" style:list-style-name="">
      <loext:graphic-properties draw:fill="solid" draw:fill-color="#ffffff"/>
      <style:paragraph-properties fo:margin-top="0cm" fo:margin-bottom="0cm" style:contextual-spacing="false" style:line-height-at-least="0.593cm" fo:background-color="#ffffff"/>
      <style:text-properties fo:color="#000000" loext:opacity="100%" style:font-name="inherit" fo:font-size="12pt" officeooo:paragraph-rsid="001de8d7" fo:background-color="#ffffff" style:font-name-asian="Times New Roman1" style:font-size-asian="12pt" style:language-asian="ru" style:country-asian="RU" style:font-name-complex="Times New Roman1" style:font-size-complex="12pt" loext:padding="0cm" loext:border="none" loext:shadow="none"/>
    </style:style>
    <style:style style:name="P7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0000" loext:opacity="100%" style:font-name="inherit" fo:font-size="12pt" officeooo:paragraph-rsid="001de8d7" fo:background-color="#ffffff" style:font-name-asian="Times New Roman1" style:font-size-asian="12pt" style:language-asian="ru" style:country-asian="RU" style:font-name-complex="Times New Roman1" style:font-size-complex="12pt" loext:padding="0cm" loext:border="none" loext:shadow="none"/>
    </style:style>
    <style:style style:name="P8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officeooo:paragraph-rsid="001de8d7"/>
    </style:style>
    <style:style style:name="P9" style:family="paragraph" style:parent-style-name="Standard">
      <loext:graphic-properties draw:fill="solid" draw:fill-color="#ffffff"/>
      <style:paragraph-properties fo:margin-top="0cm" fo:margin-bottom="0.6cm" style:contextual-spacing="false" fo:line-height="100%" fo:background-color="#ffffff"/>
      <style:text-properties officeooo:paragraph-rsid="001de8d7"/>
    </style:style>
    <style:style style:name="P10" style:family="paragraph" style:parent-style-name="Standard" style:list-style-name="">
      <loext:graphic-properties draw:fill="solid" draw:fill-color="#ffffff"/>
      <style:paragraph-properties fo:margin-top="0cm" fo:margin-bottom="0.265cm" style:contextual-spacing="false" style:line-height-at-least="0.593cm" fo:background-color="#ffffff"/>
      <style:text-properties officeooo:paragraph-rsid="001de8d7"/>
    </style:style>
    <style:style style:name="P11" style:family="paragraph" style:parent-style-name="Standard" style:list-style-name="">
      <loext:graphic-properties draw:fill="solid" draw:fill-color="#ffffff"/>
      <style:paragraph-properties fo:margin-top="0cm" fo:margin-bottom="0cm" style:contextual-spacing="false" style:line-height-at-least="0.593cm" fo:background-color="#ffffff"/>
      <style:text-properties officeooo:paragraph-rsid="001de8d7"/>
    </style:style>
    <style:style style:name="P12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text-underline-style="solid" style:text-underline-width="auto" style:text-underline-color="font-color" officeooo:paragraph-rsid="001de8d7"/>
    </style:style>
    <style:style style:name="P13" style:family="paragraph" style:parent-style-name="Standard" style:list-style-name="">
      <loext:graphic-properties draw:fill="solid" draw:fill-color="#ffffff"/>
      <style:paragraph-properties fo:margin-top="0cm" fo:margin-bottom="0cm" style:contextual-spacing="false" style:line-height-at-least="0.593cm" fo:background-color="#ffffff"/>
      <style:text-properties fo:color="#474747" loext:opacity="100%" style:font-name="Verdana" fo:font-size="18pt" fo:font-weight="bold" officeooo:paragraph-rsid="001de8d7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e8d7" officeooo:paragraph-rsid="001de8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de8d7" officeooo:paragraph-rsid="001de8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1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1de24d"/>
    </style:style>
    <style:style style:name="P19" style:family="paragraph" style:parent-style-name="Text_20_body">
      <style:paragraph-properties fo:text-align="start" style:justify-single-word="false"/>
      <style:text-properties officeooo:paragraph-rsid="001de24d"/>
    </style:style>
    <style:style style:name="P20" style:family="paragraph" style:parent-style-name="Text_20_body">
      <style:paragraph-properties fo:margin-left="0cm" fo:margin-right="0cm" fo:margin-top="0cm" fo:margin-bottom="0.247cm" style:contextual-spacing="false" fo:text-align="center" style:justify-single-word="false" fo:orphans="2" fo:widows="2" fo:text-indent="0cm" style:auto-text-indent="false"/>
      <style:text-properties fo:font-style="normal" fo:font-weight="normal" officeooo:rsid="001de8d7" officeooo:paragraph-rsid="001de8d7" fo:background-color="#ffff00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Times New Roman" fo:font-size="13pt" fo:letter-spacing="normal" fo:font-style="normal" fo:font-weight="normal" officeooo:paragraph-rsid="001de24d" style:font-size-asian="13pt" style:font-style-asian="normal" style:font-size-complex="13pt" style:font-style-complex="normal"/>
    </style:style>
    <style:style style:name="P22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Times New Roman" fo:font-size="13pt" fo:letter-spacing="normal" fo:font-style="normal" fo:font-weight="normal" officeooo:rsid="001de24d" officeooo:paragraph-rsid="001de24d" style:font-size-asian="13pt" style:font-style-asian="normal" style:font-size-complex="13pt" style:font-style-complex="normal"/>
    </style:style>
    <style:style style:name="P2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Times New Roman" fo:font-size="13pt" fo:letter-spacing="normal" fo:font-style="italic" fo:font-weight="normal" officeooo:paragraph-rsid="001de24d" style:font-size-asian="13pt" style:font-style-asian="italic" style:font-size-complex="13pt" style:font-style-complex="italic"/>
    </style:style>
    <style:style style:name="P2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Times New Roman" fo:font-size="13pt" fo:letter-spacing="normal" fo:font-style="italic" fo:font-weight="normal" style:font-size-asian="13pt" style:font-style-asian="italic" style:font-size-complex="13pt" style:font-style-complex="italic"/>
    </style:style>
    <style:style style:name="P2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d2125" loext:opacity="100%" style:font-name="Times New Roman" fo:font-size="13pt" fo:letter-spacing="normal" fo:font-style="italic" fo:font-weight="normal" officeooo:paragraph-rsid="001de24d" style:font-size-asian="13pt" style:font-style-asian="italic" style:font-weight-asian="normal" style:font-size-complex="13pt" style:font-style-complex="italic" style:font-weight-complex="normal"/>
    </style:style>
    <style:style style:name="P2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7" style:family="paragraph" style:parent-style-name="richfactdown-paragraph">
      <style:paragraph-properties fo:margin-top="0cm" fo:margin-bottom="0cm" style:contextual-spacing="false" fo:line-height="100%"/>
      <style:text-properties fo:color="#000000" loext:opacity="100%" style:font-name="Liberation Serif" style:font-name-complex="Arial1"/>
    </style:style>
    <style:style style:name="P2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1d2125" loext:opacity="100%" style:font-name="Times New Roman" fo:font-size="13pt" fo:letter-spacing="normal" fo:font-style="normal" fo:font-weight="normal" style:font-size-asian="13pt" style:font-size-complex="13pt"/>
    </style:style>
    <style:style style:name="T2" style:family="text">
      <style:text-properties fo:font-variant="normal" fo:text-transform="none" fo:color="#1d2125" loext:opacity="100%" style:font-name="Times New Roman" fo:font-size="13pt" fo:letter-spacing="normal" fo:language="en" fo:country="US" fo:font-style="normal" fo:font-weight="normal" officeooo:rsid="001de24d" style:font-size-asian="13pt" style:font-size-complex="13pt"/>
    </style:style>
    <style:style style:name="T3" style:family="text">
      <style:text-properties fo:font-variant="normal" fo:text-transform="none" fo:color="#1d2125" loext:opacity="100%" style:font-name="Times New Roman" fo:font-size="13pt" fo:letter-spacing="normal" fo:language="ru" fo:country="RU" fo:font-style="normal" fo:font-weight="normal" officeooo:rsid="001de24d" style:font-size-asian="13pt" style:font-size-complex="13pt"/>
    </style:style>
    <style:style style:name="T4" style:family="text">
      <style:text-properties fo:font-variant="normal" fo:text-transform="none" fo:color="#1d2125" loext:opacity="100%" style:font-name="Times New Roman" fo:font-size="13pt" fo:letter-spacing="normal" fo:font-style="italic" fo:font-weight="normal" style:font-size-asian="13pt" style:font-style-asian="italic" style:font-size-complex="13pt" style:font-style-complex="italic"/>
    </style:style>
    <style:style style:name="T5" style:family="text">
      <style:text-properties fo:font-variant="normal" fo:text-transform="none" fo:color="#0f6cbf" loext:opacity="100%" style:text-line-through-style="none" style:text-line-through-type="none" style:font-name="Times New Roman" fo:font-size="13pt" fo:letter-spacing="normal" fo:font-style="normal" style:text-underline-style="none" fo:font-weight="normal" style:text-blinking="false" fo:background-color="#f8f9fa" loext:char-shading-value="0" style:font-size-asian="13pt" style:font-size-complex="13pt"/>
    </style:style>
    <style:style style:name="T6" style:family="text">
      <style:text-properties fo:font-variant="normal" fo:text-transform="none" fo:color="#0f6cbf" loext:opacity="100%" style:text-line-through-style="none" style:text-line-through-type="none" style:font-name="Times New Roman" fo:font-size="13pt" fo:letter-spacing="normal" fo:font-style="italic" style:text-underline-style="none" fo:font-weight="normal" style:text-blinking="false" fo:background-color="transparent" loext:char-shading-value="0" style:font-size-asian="13pt" style:font-style-asian="italic" style:font-size-complex="13pt" style:font-style-complex="italic"/>
    </style:style>
    <style:style style:name="T7" style:family="text"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style:font-name="Times New Roman" fo:font-size="13pt" style:font-size-asian="13pt" style:font-size-complex="13pt"/>
    </style:style>
    <style:style style:name="T10" style:family="text">
      <style:text-properties style:font-name="Times New Roman" fo:font-size="13pt" fo:language="ru" fo:country="RU" officeooo:rsid="001de24d" fo:background-color="#ffff00" loext:char-shading-value="0" style:font-size-asian="13pt" style:font-size-complex="13pt"/>
    </style:style>
    <style:style style:name="T11" style:family="text">
      <style:text-properties style:font-name="markup-bold"/>
    </style:style>
    <style:style style:name="T12" style:family="text">
      <style:text-properties style:font-name="markup-bold" style:font-weight-asian="normal" style:font-weight-complex="normal"/>
    </style:style>
    <style:style style:name="T13" style:family="text">
      <style:text-properties fo:color="#333333" loext:opacity="100%" style:font-name="Times New Roman" fo:font-size="14pt" style:font-size-asian="14pt" style:font-name-complex="Times New Roman1" style:font-size-complex="14pt"/>
    </style:style>
    <style:style style:name="T14" style:family="text">
      <style:text-properties fo:color="#222222" loext:opacity="100%" style:font-name="Verdana" fo:font-size="12pt" style:font-name-asian="Times New Roman1" style:font-size-asian="12pt" style:language-asian="ru" style:country-asian="RU" style:font-name-complex="Times New Roman1" style:font-size-complex="12pt"/>
    </style:style>
    <style:style style:name="T15" style:family="text">
      <style:text-properties fo:color="#222222" loext:opacity="100%" style:font-name="Verdana" fo:font-size="12pt" officeooo:rsid="001de8d7" style:font-name-asian="Times New Roman1" style:font-size-asian="12pt" style:language-asian="ru" style:country-asian="RU" style:font-name-complex="Times New Roman1" style:font-size-complex="12pt"/>
    </style:style>
    <style:style style:name="T16" style:family="text">
      <style:text-properties fo:color="#222222" loext:opacity="100%" style:font-name="Verdana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17" style:family="text">
      <style:text-properties fo:color="#222222" loext:opacity="100%" style:font-name="Verdana" fo:font-size="12pt" fo:language="en" fo:country="US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T18" style:family="text">
      <style:text-properties fo:color="#222222" loext:opacity="100%" style:font-name="Verdana"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T19" style:family="text">
      <style:text-properties fo:color="#474747" loext:opacity="100%" style:font-name="Verdana" fo:font-size="16pt" style:font-name-asian="Times New Roman1" style:font-size-asian="16pt" style:language-asian="ru" style:country-asian="RU" style:font-name-complex="Times New Roman1" style:font-size-complex="16pt"/>
    </style:style>
    <style:style style:name="T20" style:family="text">
      <style:text-properties fo:color="#474747" loext:opacity="100%" style:font-name="Verdana" fo:font-size="18pt" fo:font-weight="bold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T2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ровень 1 </text:p>
      <text:p text:style-name="P3"/>
      <text:p text:style-name="P2"><text:span text:style-name="T10">Задание: </text:span><text:span text:style-name="T1">Выполнить задания из файла "</text:span><text:a xlink:type="simple" xlink:href="https://edu.vsu.ru/mod/assign/view.php?id=918998" text:style-name="Internet_20_link" text:visited-style-name="Visited_20_Internet_20_Link"><text:span text:style-name="T5">Корпусная лингвистика</text:span></text:a><text:span text:style-name="T1">" (Вопросы для обсуждения и Лабораторная работа 10)</text:span><text:span text:style-name="T9"> </text:span></text:p>
      <text:p text:style-name="P2"><text:span text:style-name="T9"/></text:p>
      <text:p text:style-name="P19"><text:bookmark text:name="yui_3_17_2_1_1716117246601_121"/><text:span text:style-name="T4">1. Что может являться единицей </text:span><text:a xlink:type="simple" xlink:href="https://edu.vsu.ru/mod/assign/view.php?id=919004" text:style-name="Internet_20_link" text:visited-style-name="Visited_20_Internet_20_Link"><text:span text:style-name="T6">корпуса</text:span></text:a><text:span text:style-name="T4">?</text:span></text:p>
      <text:p text:style-name="P19"><text:span text:style-name="T1">Единица корпуса обычно означает минимальную единицу текста или речи, с которой работает модель или алгоритм.</text:span><text:span text:style-name="T2">(</text:span><text:span text:style-name="T3">Слово, предложение, абзац, документ, высказывание)</text:span><text:span text:style-name="T1"> </text:span></text:p>
      <text:p text:style-name="P23">2. Как отбираются тексты для корпуса? Проиллюстрируйте принципы отбора на примере Брауновского и других корпусов.</text:p>
      <text:p text:style-name="P21">Отбор текстов для корпуса зависит от:</text:p>
      <text:list xml:id="list547421346" text:style-name="L1">
        <text:list-item>
          <text:p text:style-name="P22">Репрезентативности — Брауновский корпус включает различные жанры текстов</text:p>
        </text:list-item>
        <text:list-item>
          <text:p text:style-name="P22">Разнообразие типов текстов</text:p>
        </text:list-item>
        <text:list-item>
          <text:p text:style-name="P22">Качество</text:p>
        </text:list-item>
      </text:list>
      <text:p text:style-name="P24"><text:bookmark text:name="yui_3_17_2_1_1716117246601_125"/>3. Представьте классификацию корпусов. Поясните, что означает «исследовательский корпус», «статический корпус», «параллельный корпус».</text:p>
      <text:p text:style-name="P23">Классификация корпусов:</text:p>
      <text:p text:style-name="P23">1. <text:span text:style-name="T12">По содержанию</text:span></text:p>
      <text:p text:style-name="P25">2. <text:span text:style-name="T11">По языку</text:span></text:p>
      <text:p text:style-name="P25">3. <text:span text:style-name="T11">По цели использования</text:span></text:p>
      <text:p text:style-name="P25">4. <text:span text:style-name="T11">По источнику</text:span></text:p>
      <text:p text:style-name="P25">5. <text:span text:style-name="T11">По типу текстов</text:span></text:p>
      <text:p text:style-name="P18"><text:span text:style-name="T4"><text:s/></text:span><text:span text:style-name="Strong_20_Emphasis"><text:span text:style-name="T7">Исследовательский корпус</text:span></text:span><text:span text:style-name="T7"> представляет набор текстов, собранных и подготовленных для проведения конкретного исследования или анализа. </text:span></text:p>
      <text:p text:style-name="P18"><text:span text:style-name="Strong_20_Emphasis"><text:span text:style-name="T7"><text:s/>Статический корпус</text:span></text:span><text:span text:style-name="T7">- фиксированный набор текстов, который не изменяется после создания. </text:span></text:p>
      <text:p text:style-name="P18"><text:span text:style-name="T7"><text:s/></text:span><text:span text:style-name="Strong_20_Emphasis"><text:span text:style-name="T7">Параллельный корпус </text:span></text:span><text:span text:style-name="T7">состоит из текстов на двух или более языках, которые являются переводами друг друга.</text:span></text:p>
      <text:p text:style-name="P17"><text:span text:style-name="T4">4. Выберите один из корпусов из списка ниже и охарактеризуйте его по следующим критериям: количество словоупотреблений, вид корпуса (по разным признакам).</text:span></text:p>
      <text:p text:style-name="P4">American National Corpus (ANC) - это крупный корпус английского языка, который содержит тексты различных жанров и стилей, собранные из различных <text:soft-page-break/>источников, таких как книги, статьи, рецензии, интернет-сайты и другие. Вот некоторые характеристики ANC:</text:p>
      <text:p text:style-name="P5"/>
      <text:p text:style-name="P4">1. Количество словоупотреблений: ANC содержит более 22 миллионов словоупотреблений, что делает его одним из крупнейших корпусов английского языка.</text:p>
      <text:p text:style-name="P5"/>
      <text:p text:style-name="P5"><text:span text:style-name="T13">2. Вид корпуса:</text:span></text:p>
      <text:p text:style-name="P4"><text:s text:c="3"/>- По источникам: ANC включает тексты из различных источников, что позволяет анализировать использование языка в различных контекстах.</text:p>
      <text:p text:style-name="P4"><text:s text:c="3"/>- По жанрам: ANC содержит тексты различных жанров, таких как научные статьи, художественная литература, новости, разговорный язык и др., что позволяет исследователям изучать разнообразие стилей и регистров языка.</text:p>
      <text:p text:style-name="P4">- По временным рамкам: ANC охватывает тексты с конца 20 века до начала 21 века, что позволяет отслеживать изменения в языке и его использование в течение этого периода.</text:p>
      <text:p text:style-name="P20"><text:span text:style-name="T8">Уровень 2</text:span></text:p>
      <table:table table:name="Таблица1" table:style-name="Таблица1" table:template-name="Default Style">
        <table:table-column table:style-name="Таблица1.A" table:number-columns-repeated="2"/>
        <table:table-row>
          <table:table-cell table:style-name="Таблица1.A1" office:value-type="string">
            <text:p text:style-name="P15">В чем сущность эмпирической методологии в лингвистическом анализе?</text:p>
          </table:table-cell>
          <table:table-cell table:style-name="Таблица1.B1" office:value-type="string">
            <text:p text:style-name="P15">Сущность эмпирической методологии заключается в стремлении к объективному и научному изучению языка на основе наблюдений эмпирических данных</text:p>
          </table:table-cell>
        </table:table-row>
        <table:table-row>
          <table:table-cell table:style-name="Таблица1.A2" office:value-type="string">
            <text:p text:style-name="P15">Дайте определение понятию коллокация</text:p>
          </table:table-cell>
          <table:table-cell table:style-name="Таблица1.B2" office:value-type="string">
            <text:p text:style-name="P14">Коллокация - тесное соседство или сочетаемость слов в предложении или тексте, которое характеризуется тем, что данные слова часто используются вместе и образуют естественные, устойчивые выражения.. </text:p>
          </table:table-cell>
        </table:table-row>
        <table:table-row>
          <table:table-cell table:style-name="Таблица1.A2" office:value-type="string">
            <text:p text:style-name="P15">Сформулируйте закон Ципфа</text:p>
          </table:table-cell>
          <table:table-cell table:style-name="Таблица1.B2" office:value-type="string">
            <text:p text:style-name="P15">Эмпирическая закономерность распределения частотности слов естественного языка</text:p>
          </table:table-cell>
        </table:table-row>
        <table:table-row>
          <table:table-cell table:style-name="Таблица1.A2" office:value-type="string">
            <text:p text:style-name="P15">Дайте определение понятию дискурсивной просодии</text:p>
          </table:table-cell>
          <table:table-cell table:style-name="Таблица1.B2" office:value-type="string">
            <text:p text:style-name="P15">Использовании интонации и звуковых характеристик речи для организации разговора </text:p>
          </table:table-cell>
        </table:table-row>
        <table:table-row>
          <table:table-cell table:style-name="Таблица1.A2" office:value-type="string">
            <text:p text:style-name="P15">Дайте определение понятию семантической просодии</text:p>
          </table:table-cell>
          <table:table-cell table:style-name="Таблица1.B2" office:value-type="string">
            <text:p text:style-name="P15">Использование интонация, тонов для передачи смысла и эмоциональной окраски высказывания </text:p>
          </table:table-cell>
        </table:table-row>
        <table:table-row>
          <table:table-cell table:style-name="Таблица1.A2" office:value-type="string">
            <text:p text:style-name="P15">В чем сущность гипотезы общего ядра?</text:p>
          </table:table-cell>
          <table:table-cell table:style-name="Таблица1.B2" office:value-type="string">
            <text:p text:style-name="P15">Являются универсальным для всех языков</text:p>
          </table:table-cell>
        </table:table-row>
        <table:table-row>
          <table:table-cell table:style-name="Таблица1.A2" office:value-type="string">
            <text:p text:style-name="P15">Что такое дерево зависимостей?</text:p>
          </table:table-cell>
          <table:table-cell table:style-name="Таблица1.B2" office:value-type="string">
            <text:p text:style-name="P15">Наглядное представление синтаксической структуры предложения </text:p>
          </table:table-cell>
        </table:table-row>
        <table:table-row>
          <table:table-cell table:style-name="Таблица1.A2" office:value-type="string">
            <text:p text:style-name="P15">Назовите основные сферы применения корпусов?</text:p>
          </table:table-cell>
          <table:table-cell table:style-name="Таблица1.B2" office:value-type="string">
            <text:p text:style-name="P15">Разработка словарей и анализ текстов</text:p>
          </table:table-cell>
        </table:table-row>
        <table:table-row>
          <table:table-cell table:style-name="Таблица1.A2" office:value-type="string">
            <text:p text:style-name="P15">Дайте синонимы термину аннотация</text:p>
          </table:table-cell>
          <table:table-cell table:style-name="Таблица1.B2" office:value-type="string">
            <text:p text:style-name="P15">сочинение</text:p>
          </table:table-cell>
        </table:table-row>
        <table:table-row>
          <table:table-cell table:style-name="Таблица1.A2" office:value-type="string">
            <text:p text:style-name="P15">Дайте определение понятию кластерный анализ</text:p>
          </table:table-cell>
          <table:table-cell table:style-name="Таблица1.B2" office:value-type="string">
            <text:p text:style-name="P27">Это многомерная статистическая процедура, которая выполняет сбор данных, содержащих информацию о выборке объектов, и затем упорядочивает объекты в сравнительно <text:soft-page-break/>однородные группы.</text:p>
          </table:table-cell>
        </table:table-row>
        <table:table-row>
          <table:table-cell table:style-name="Таблица1.A2" office:value-type="string">
            <text:p text:style-name="P15">Что такое конкорданс?</text:p>
          </table:table-cell>
          <table:table-cell table:style-name="Таблица1.B2" office:value-type="string">
            <text:p text:style-name="P15">Упорядоченный список всех употреблений заданных слов в контексте со ссылками на источник в заданном тексте </text:p>
          </table:table-cell>
        </table:table-row>
        <table:table-row>
          <table:table-cell table:style-name="Таблица1.A2" office:value-type="string">
            <text:p text:style-name="P15">Что такое конкордансер?</text:p>
          </table:table-cell>
          <table:table-cell table:style-name="Таблица1.B2" office:value-type="string">
            <text:p text:style-name="P15">Программы для автоматического составления конкордансов</text:p>
          </table:table-cell>
        </table:table-row>
        <table:table-row>
          <table:table-cell table:style-name="Таблица1.A2" office:value-type="string">
            <text:p text:style-name="P15">Дайте определение понятию дистрибуция</text:p>
          </table:table-cell>
          <table:table-cell table:style-name="Таблица1.B2" office:value-type="string">
            <text:p text:style-name="P15">Распределение языковых единиц в потоке речи или в системе языка, их закономерные сочетания друг с другом </text:p>
          </table:table-cell>
        </table:table-row>
        <table:table-row>
          <table:table-cell table:style-name="Таблица1.A2" office:value-type="string">
            <text:p text:style-name="P15">Дайте определение понятию частотность</text:p>
          </table:table-cell>
          <table:table-cell table:style-name="Таблица1.B2" office:value-type="string">
            <text:p text:style-name="P15">Отношение кол-ва экземпляров данного объекта к полному кол-ву экземпляров всех объектов в данном множестве</text:p>
          </table:table-cell>
        </table:table-row>
        <table:table-row>
          <table:table-cell table:style-name="Таблица1.A2" office:value-type="string">
            <text:p text:style-name="P15">Дайте определение понятиям лемма, лемматизация</text:p>
          </table:table-cell>
          <table:table-cell table:style-name="Таблица1.B2" office:value-type="string">
            <text:p text:style-name="P15">Лемма — словарная форма словарей</text:p>
            <text:p text:style-name="P15">Лемматизация — приведение слова к его лемме</text:p>
          </table:table-cell>
        </table:table-row>
        <table:table-row>
          <table:table-cell table:style-name="Таблица1.A2" office:value-type="string">
            <text:p text:style-name="P15">Дайте определение понятию лексическая плотность</text:p>
          </table:table-cell>
          <table:table-cell table:style-name="Таблица1.B2" office:value-type="string">
            <text:p text:style-name="P15">Измерение структур и сложности человеческого общения на разных языках</text:p>
          </table:table-cell>
        </table:table-row>
        <table:table-row>
          <table:table-cell table:style-name="Таблица1.A2" office:value-type="string">
            <text:p text:style-name="P15">Что такое морфологичексий анализатор?</text:p>
          </table:table-cell>
          <table:table-cell table:style-name="Таблица1.B2" office:value-type="string">
            <text:p text:style-name="P15">Инструмент, определяющий грамматические характеристики слова</text:p>
          </table:table-cell>
        </table:table-row>
        <table:table-row>
          <table:table-cell table:style-name="Таблица1.A2" office:value-type="string">
            <text:p text:style-name="P15">Дайте определение понятию сегментация корпуса</text:p>
          </table:table-cell>
          <table:table-cell table:style-name="Таблица1.B2" office:value-type="string">
            <text:p text:style-name="P15">Процесс разделения текстового корпуса на отдельные единицы: предложения, абзацы, слова</text:p>
          </table:table-cell>
        </table:table-row>
        <table:table-row>
          <table:table-cell table:style-name="Таблица1.A2" office:value-type="string">
            <text:p text:style-name="P15">Дайте определение понятию репрезентативность корпуса</text:p>
          </table:table-cell>
          <table:table-cell table:style-name="Таблица1.B2" office:value-type="string">
            <text:p text:style-name="P16">Статистическое представление языка или его части достигаемое за счет необходимого объема </text:p>
          </table:table-cell>
        </table:table-row>
      </table:table>
      <text:p text:style-name="P26"><text:span text:style-name="T8"/></text:p>
      <text:h text:style-name="P10" text:outline-level="3"><text:span text:style-name="T19">Тест</text:span><text:span text:style-name="T19"/></text:h>
      <text:h text:style-name="P11" text:outline-level="3"><text:span text:style-name="T20">Выберите один или несколько верных вариантов ответа.</text:span><text:span text:style-name="T20"/></text:h>
      <text:p text:style-name="P8"><text:span text:style-name="T14">1. Тексты, составляющие лингвистический корпус,</text:span><text:span text:style-name="T14"/></text:p>
      <text:p text:style-name="P8"><draw:frame text:anchor-type="as-char" draw:z-index="1" draw:style-name="gr1" draw:text-style-name="P28" svg:width="0.724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организованы для удобства чтения.</text:span><text:span text:style-name="T14"/></text:p>
      <text:p text:style-name="P8"><draw:frame text:anchor-type="as-char" draw:z-index="2" draw:style-name="gr1" draw:text-style-name="P28" svg:width="0.724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сконструированы лингвистами.</text:span><text:span text:style-name="T14"/></text:p>
      <text:p text:style-name="P8"><draw:frame text:anchor-type="as-char" draw:z-index="3" draw:style-name="gr1" draw:text-style-name="P28" svg:width="0.724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не включают речь необразованных носителей языка.</text:span><text:span text:style-name="T14"/></text:p>
      <text:p text:style-name="P8"><draw:frame text:anchor-type="as-char" svg:y="-0.637cm" draw:z-index="4" draw:style-name="gr2" draw:text-style-name="P28" svg:width="0.724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8">размечены лингвистами и программистами</text:span><text:span text:style-name="T14">.</text:span><text:span text:style-name="T14"/></text:p>
      <text:p text:style-name="P8"><text:span text:style-name="T14">2. В лингвистический корпус могут входить</text:span><text:span text:style-name="T14"/></text:p>
      <text:p text:style-name="P8"><draw:frame text:anchor-type="as-char" draw:z-index="5" draw:style-name="gr1" draw:text-style-name="P28" svg:width="0.724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8">тексты электронной коммуникации.</text:span><text:span text:style-name="T14"/></text:p>
      <text:p text:style-name="P12"><draw:frame text:anchor-type="as-char" draw:z-index="6" draw:style-name="gr1" draw:text-style-name="P28" svg:width="0.724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записи устной речи детей.</text:span><text:span text:style-name="T14"/></text:p>
      <text:p text:style-name="P12"><draw:frame text:anchor-type="as-char" draw:z-index="7" draw:style-name="gr1" draw:text-style-name="P28" svg:width="0.724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транскрипции теле- и радиопередач.</text:span><text:span text:style-name="T14"/></text:p>
      <text:p text:style-name="P8"><text:span text:style-name="T21"><draw:frame text:anchor-type="as-char" draw:z-index="8" draw:style-name="gr1" draw:text-style-name="P28" svg:width="0.724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/text:span><text:span text:style-name="T18">произведения художественной литературы</text:span><text:span text:style-name="T14">.</text:span><text:span text:style-name="T14"/></text:p>
      <text:p text:style-name="P8"><text:span text:style-name="T14">3. Для того, чтобы электронная коллекция текстов могла считаться корпусом,</text:span><text:span text:style-name="T14"/></text:p>
      <text:p text:style-name="P8"><text:soft-page-break/><draw:frame text:anchor-type="as-char" draw:z-index="9" draw:style-name="gr1" draw:text-style-name="P28" svg:width="0.724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в ней не должно быть текстов, посвященных неактуальным для общества проблемам.</text:span><text:span text:style-name="T14"/></text:p>
      <text:p text:style-name="P8"><draw:frame text:anchor-type="as-char" draw:z-index="10" draw:style-name="gr1" draw:text-style-name="P28" svg:width="0.724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8">она должна отражать состояние языка в определенный период времени.</text:span><text:span text:style-name="T14"/></text:p>
      <text:p text:style-name="P12"><draw:frame text:anchor-type="as-char" draw:z-index="11" draw:style-name="gr1" draw:text-style-name="P28" svg:width="0.724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она должны быть размечена.</text:span><text:span text:style-name="T14"/></text:p>
      <text:p text:style-name="P8"><draw:frame text:anchor-type="as-char" draw:z-index="12" draw:style-name="gr1" draw:text-style-name="P28" svg:width="0.724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в ней должны быть исправлены ошибки носителей языка.</text:span><text:span text:style-name="T14"/></text:p>
      <text:p text:style-name="P8"><text:span text:style-name="T14">4. Обязательными свойствами хорошего лингвистического корпуса являются</text:span><text:span text:style-name="T14"/></text:p>
      <text:p text:style-name="P8"><draw:frame text:anchor-type="as-char" draw:z-index="13" draw:style-name="gr1" draw:text-style-name="P28" svg:width="0.724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8">представительность</text:span><text:span text:style-name="T14">.</text:span><text:span text:style-name="T14"/></text:p>
      <text:p text:style-name="P8"><draw:frame text:anchor-type="as-char" draw:z-index="14" draw:style-name="gr1" draw:text-style-name="P28" svg:width="0.724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8">присутствие разметки</text:span><text:span text:style-name="T14">.</text:span><text:span text:style-name="T14"/></text:p>
      <text:p text:style-name="P8"><draw:frame text:anchor-type="as-char" draw:z-index="15" draw:style-name="gr1" draw:text-style-name="P28" svg:width="0.724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снятая грамматическая омонимия.</text:span><text:span text:style-name="T14"/></text:p>
      <text:p text:style-name="P8"><draw:frame text:anchor-type="as-char" draw:z-index="16" draw:style-name="gr1" draw:text-style-name="P28" svg:width="0.724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8">баланс между разными типами текстов</text:span><text:span text:style-name="T14">.</text:span><text:span text:style-name="T14"/></text:p>
      <text:p text:style-name="P8"><text:span text:style-name="T14">5. Создавая репрезентативный корпус, лингвисты должны ответить на вопросы:</text:span><text:span text:style-name="T14"/></text:p>
      <text:p text:style-name="P8"><draw:frame text:anchor-type="as-char" draw:z-index="17" draw:style-name="gr1" draw:text-style-name="P28" svg:width="0.724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8">Какие тексты считать значимыми для данной культуры?</text:span><text:span text:style-name="T14"/></text:p>
      <text:p text:style-name="P12"><draw:frame text:anchor-type="as-char" draw:z-index="18" draw:style-name="gr1" draw:text-style-name="P28" svg:width="0.724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Отражают ли оригинальные тексты художественной литературы состояние языка эпохи?</text:span><text:span text:style-name="T14"/></text:p>
      <text:p text:style-name="P12"><draw:frame text:anchor-type="as-char" draw:z-index="19" draw:style-name="gr1" draw:text-style-name="P28" svg:width="0.724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Можно ли, изучая язык периода или жанра, опираться на переводные тексты?</text:span><text:span text:style-name="T14"/></text:p>
      <text:p text:style-name="P12"><draw:frame text:anchor-type="as-char" draw:z-index="20" draw:style-name="gr1" draw:text-style-name="P28" svg:width="0.724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Какое количество текстов будет достаточным для демонстрации состояния языка конкретного периода?</text:span><text:span text:style-name="T14"/></text:p>
      <text:h text:style-name="P6" text:outline-level="3"/>
      <text:h text:style-name="P6" text:outline-level="3"/>
      <text:h text:style-name="P6" text:outline-level="3"/>
      <text:h text:style-name="P11" text:outline-level="3"><text:span text:style-name="T20">Впишите слово или число.</text:span><text:span text:style-name="T20"/></text:h>
      <text:p text:style-name="P8"><text:span text:style-name="T14">6. Интерпретация корпусных данных невозможна, если исследователю неизвестен ____</text:span><text:span text:style-name="T15">интерфейс</text:span><text:span text:style-name="T14">____ корпуса, по которому велся поиск.</text:span><draw:frame text:anchor-type="as-char" draw:z-index="21" draw:style-name="gr1" draw:text-style-name="P28" svg:width="3.07cm" svg:height="0.636cm"><draw:image xlink:href="Pictures/1000018800000BFD0000027B0F528DF6CF1587F7.wmf" xlink:type="simple" xlink:show="embed" xlink:actuate="onLoad" draw:mime-type="image/x-wmf"><text:p/></draw:image><draw:image xlink:href="Pictures/100000010000007400000018AF709FE70368F6F2.png" xlink:type="simple" xlink:show="embed" xlink:actuate="onLoad" draw:mime-type="image/png"/></draw:frame><text:span text:style-name="T14">  </text:span><text:span text:style-name="T14"/></text:p>
      <text:p text:style-name="P8"><text:span text:style-name="T14">7. Согласно материалам лекции, основная часть Национального корпуса русского языка включает ____</text:span><text:span text:style-name="T15">миллиарды</text:span><text:span text:style-name="T14">____ слов.</text:span><draw:frame text:anchor-type="as-char" draw:z-index="22" draw:style-name="gr1" draw:text-style-name="P28" svg:width="3.07cm" svg:height="0.636cm"><draw:image xlink:href="Pictures/1000018800000BFD0000027B0F528DF6CF1587F7.wmf" xlink:type="simple" xlink:show="embed" xlink:actuate="onLoad" draw:mime-type="image/x-wmf"><text:p/></draw:image><draw:image xlink:href="Pictures/100000010000007400000018AF709FE70368F6F2.png" xlink:type="simple" xlink:show="embed" xlink:actuate="onLoad" draw:mime-type="image/png"/></draw:frame><text:span text:style-name="T14">  </text:span><text:span text:style-name="T14"/></text:p>
      <text:p text:style-name="P8"><text:span text:style-name="T14">8. Количество найденных результатов обозначается в НКРЯ как количество «___</text:span><text:span text:style-name="T15">найденных</text:span><text:span text:style-name="T14">_____».</text:span><draw:frame text:anchor-type="as-char" draw:z-index="23" draw:style-name="gr1" draw:text-style-name="P28" svg:width="3.07cm" svg:height="0.636cm"><draw:image xlink:href="Pictures/1000018800000BFD0000027B0F528DF6CF1587F7.wmf" xlink:type="simple" xlink:show="embed" xlink:actuate="onLoad" draw:mime-type="image/x-wmf"><text:p/></draw:image><draw:image xlink:href="Pictures/100000010000007400000018AF709FE70368F6F2.png" xlink:type="simple" xlink:show="embed" xlink:actuate="onLoad" draw:mime-type="image/png"/></draw:frame><text:span text:style-name="T14">  </text:span><text:span text:style-name="T14"/></text:p>
      <text:p text:style-name="P8"><text:span text:style-name="T14">9. Нормализация значений обычно предполагает вычисление отношения количества вхождений к объему корпуса, умноженного на __</text:span><text:span text:style-name="T15">общий объем</text:span><text:span text:style-name="T14">______.</text:span><draw:frame text:anchor-type="as-char" draw:z-index="24" draw:style-name="gr1" draw:text-style-name="P28" svg:width="3.07cm" svg:height="0.636cm"><draw:image xlink:href="Pictures/1000018800000BFD0000027B0F528DF6CF1587F7.wmf" xlink:type="simple" xlink:show="embed" xlink:actuate="onLoad" draw:mime-type="image/x-wmf"><text:p/></draw:image><draw:image xlink:href="Pictures/100000010000007400000018AF709FE70368F6F2.png" xlink:type="simple" xlink:show="embed" xlink:actuate="onLoad" draw:mime-type="image/png"/></draw:frame><text:span text:style-name="T14">  </text:span><text:span text:style-name="T14"/></text:p>
      <text:p text:style-name="P8"><text:span text:style-name="T14">10. Пропорциональное представление в корпусе текстов разных типов называется «_____</text:span><text:span text:style-name="T15">балансирование</text:span><text:span text:style-name="T14">___» корпуса.</text:span><draw:frame text:anchor-type="as-char" draw:z-index="25" draw:style-name="gr1" draw:text-style-name="P28" svg:width="3.07cm" svg:height="0.636cm"><draw:image xlink:href="Pictures/1000018800000BFD0000027B0F528DF6CF1587F7.wmf" xlink:type="simple" xlink:show="embed" xlink:actuate="onLoad" draw:mime-type="image/x-wmf"><text:p/></draw:image><draw:image xlink:href="Pictures/100000010000007400000018AF709FE70368F6F2.png" xlink:type="simple" xlink:show="embed" xlink:actuate="onLoad" draw:mime-type="image/png"/></draw:frame><text:span text:style-name="T14">  </text:span><text:span text:style-name="T14"/></text:p>
      <text:h text:style-name="P11" text:outline-level="3"><text:span text:style-name="T20">Выберите единственный правильный вариант ответа.</text:span><text:span text:style-name="T20"/></text:h>
      <text:p text:style-name="P8"><text:span text:style-name="T14">11. Что означает понятие «накопительная сбалансированность»?</text:span><text:span text:style-name="T14"/></text:p>
      <text:p text:style-name="P8"><text:soft-page-break/><draw:frame text:anchor-type="as-char" draw:z-index="26" draw:style-name="gr1" draw:text-style-name="P28" svg:width="0.724cm" svg:height="0.636cm"><draw:image xlink:href="Pictures/100003A6000009EC000008D2DB7F54DF9CC4200C.wmf" xlink:type="simple" xlink:show="embed" xlink:actuate="onLoad" draw:mime-type="image/x-wmf"><text:p/></draw:image><draw:image xlink:href="Pictures/1000000100000060000000559ED3466B7915C8FD.png" xlink:type="simple" xlink:show="embed" xlink:actuate="onLoad" draw:mime-type="image/png"/></draw:frame><text:span text:style-name="T14">В большом корпусе в некоторых случаях можно пренебречь представлением текстов разных типов в соотношениях, сопоставимых с соотношениями в естественном языке.</text:span><text:span text:style-name="T14"/></text:p>
      <text:p text:style-name="P8"><draw:frame text:anchor-type="as-char" draw:z-index="27" draw:style-name="gr1" draw:text-style-name="P28" svg:width="0.724cm" svg:height="0.636cm"><draw:image xlink:href="Pictures/100003A6000009EC000008D2DB7F54DF9CC4200C.wmf" xlink:type="simple" xlink:show="embed" xlink:actuate="onLoad" draw:mime-type="image/x-wmf"><text:p/></draw:image><draw:image xlink:href="Pictures/1000000100000060000000559ED3466B7915C8FD.png" xlink:type="simple" xlink:show="embed" xlink:actuate="onLoad" draw:mime-type="image/png"/></draw:frame><text:span text:style-name="T14">С увеличением числа текстов, входящих в корпус, увеличивается необходимость разнообразить состав включаемых в него документов.</text:span><text:span text:style-name="T14"/></text:p>
      <text:p text:style-name="P8"><draw:frame text:anchor-type="as-char" draw:z-index="28" draw:style-name="gr1" draw:text-style-name="P28" svg:width="0.724cm" svg:height="0.636cm"><draw:image xlink:href="Pictures/100003A6000009EC000008D2DB7F54DF9CC4200C.wmf" xlink:type="simple" xlink:show="embed" xlink:actuate="onLoad" draw:mime-type="image/x-wmf"><text:p/></draw:image><draw:image xlink:href="Pictures/1000000100000060000000559ED3466B7915C8FD.png" xlink:type="simple" xlink:show="embed" xlink:actuate="onLoad" draw:mime-type="image/png"/></draw:frame><text:span text:style-name="T18">Лингвистический корпус может быть относительно небольшим, важно, чтобы в нем были представлены разные подъязыки в пропорциях, соответствующих аналогичным пропорциям в естественном языке.</text:span><text:span text:style-name="T14"/></text:p>
      <text:p text:style-name="P8"><draw:frame text:anchor-type="as-char" draw:z-index="29" draw:style-name="gr1" draw:text-style-name="P28" svg:width="0.724cm" svg:height="0.636cm"><draw:image xlink:href="Pictures/100003A6000009EC000008D2DB7F54DF9CC4200C.wmf" xlink:type="simple" xlink:show="embed" xlink:actuate="onLoad" draw:mime-type="image/x-wmf"><text:p/></draw:image><draw:image xlink:href="Pictures/1000000100000060000000559ED3466B7915C8FD.png" xlink:type="simple" xlink:show="embed" xlink:actuate="onLoad" draw:mime-type="image/png"/></draw:frame><text:span text:style-name="T14">Понятия «сбалансированность» и «репрезентативность» никак не связаны; хороший корпус должен обладать обеими характеристиками.</text:span><text:span text:style-name="T14"/></text:p>
      <text:p text:style-name="P8"><text:span text:style-name="T14">12. Что отличает разметку Обучающего корпуса от аннотации других частей НКРЯ?</text:span><text:span text:style-name="T14"/></text:p>
      <text:p text:style-name="P8"><draw:frame text:anchor-type="as-char" draw:z-index="30" draw:style-name="gr1" draw:text-style-name="P28" svg:width="0.724cm" svg:height="0.636cm"><draw:image xlink:href="Pictures/100003A6000009EC000008D2DB7F54DF9CC4200C.wmf" xlink:type="simple" xlink:show="embed" xlink:actuate="onLoad" draw:mime-type="image/x-wmf"><text:p/></draw:image><draw:image xlink:href="Pictures/1000000100000060000000559ED3466B7915C8FD.png" xlink:type="simple" xlink:show="embed" xlink:actuate="onLoad" draw:mime-type="image/png"/></draw:frame><text:span text:style-name="T18">В ней присутствует синтаксическая разметка.</text:span><text:span text:style-name="T14"/></text:p>
      <text:p text:style-name="P8"><draw:frame text:anchor-type="as-char" draw:z-index="31" draw:style-name="gr1" draw:text-style-name="P28" svg:width="0.724cm" svg:height="0.636cm"><draw:image xlink:href="Pictures/100003A6000009EC000008D2DB7F54DF9CC4200C.wmf" xlink:type="simple" xlink:show="embed" xlink:actuate="onLoad" draw:mime-type="image/x-wmf"><text:p/></draw:image><draw:image xlink:href="Pictures/1000000100000060000000559ED3466B7915C8FD.png" xlink:type="simple" xlink:show="embed" xlink:actuate="onLoad" draw:mime-type="image/png"/></draw:frame><text:span text:style-name="T14">Она проведена в со</text:span><text:bookmark-start text:name="_GoBack"/><text:span text:style-name="T14">ответ</text:span><text:bookmark-end text:name="_GoBack"/><text:span text:style-name="T14">ствии со школьной грамматикой.</text:span><text:span text:style-name="T14"/></text:p>
      <text:p text:style-name="P8"><draw:frame text:anchor-type="as-char" draw:z-index="32" draw:style-name="gr1" draw:text-style-name="P28" svg:width="0.724cm" svg:height="0.636cm"><draw:image xlink:href="Pictures/100003A6000009EC000008D2DB7F54DF9CC4200C.wmf" xlink:type="simple" xlink:show="embed" xlink:actuate="onLoad" draw:mime-type="image/x-wmf"><text:p/></draw:image><draw:image xlink:href="Pictures/1000000100000060000000559ED3466B7915C8FD.png" xlink:type="simple" xlink:show="embed" xlink:actuate="onLoad" draw:mime-type="image/png"/></draw:frame><text:span text:style-name="T14">Она позволяет вести поиск по речевым действиям.</text:span><text:span text:style-name="T14"/></text:p>
      <text:p text:style-name="P8"><draw:frame text:anchor-type="as-char" draw:z-index="33" draw:style-name="gr1" draw:text-style-name="P28" svg:width="0.724cm" svg:height="0.636cm"><draw:image xlink:href="Pictures/100003A6000009EC000008D2DB7F54DF9CC4200C.wmf" xlink:type="simple" xlink:show="embed" xlink:actuate="onLoad" draw:mime-type="image/x-wmf"><text:p/></draw:image><draw:image xlink:href="Pictures/1000000100000060000000559ED3466B7915C8FD.png" xlink:type="simple" xlink:show="embed" xlink:actuate="onLoad" draw:mime-type="image/png"/></draw:frame><text:span text:style-name="T14">Она целиком произведена вручную.</text:span><text:span text:style-name="T14"/></text:p>
      <text:p text:style-name="P8"><text:span text:style-name="T14">13. Чем отличается лингвистический корпус от электронного словаря?</text:span><text:span text:style-name="T14"/></text:p>
      <text:p text:style-name="P8"><draw:frame text:anchor-type="as-char" draw:z-index="34" draw:style-name="gr1" draw:text-style-name="P28" svg:width="0.724cm" svg:height="0.636cm"><draw:image xlink:href="Pictures/100003A6000009EC000008D2DB7F54DF9CC4200C.wmf" xlink:type="simple" xlink:show="embed" xlink:actuate="onLoad" draw:mime-type="image/x-wmf"><text:p/></draw:image><draw:image xlink:href="Pictures/1000000100000060000000559ED3466B7915C8FD.png" xlink:type="simple" xlink:show="embed" xlink:actuate="onLoad" draw:mime-type="image/png"/></draw:frame><text:span text:style-name="T18">Электронный словарь не предлагает контекстов употребления слова.</text:span><text:span text:style-name="T14"/></text:p>
      <text:p text:style-name="P8"><draw:frame text:anchor-type="as-char" draw:z-index="35" draw:style-name="gr1" draw:text-style-name="P28" svg:width="0.724cm" svg:height="0.636cm"><draw:image xlink:href="Pictures/100003A6000009EC000008D2DB7F54DF9CC4200C.wmf" xlink:type="simple" xlink:show="embed" xlink:actuate="onLoad" draw:mime-type="image/x-wmf"><text:p/></draw:image><draw:image xlink:href="Pictures/1000000100000060000000559ED3466B7915C8FD.png" xlink:type="simple" xlink:show="embed" xlink:actuate="onLoad" draw:mime-type="image/png"/></draw:frame><text:span text:style-name="T14">В лингвистическом корпусе языковая норма отражена только опосредованно.</text:span><text:span text:style-name="T14"/></text:p>
      <text:p text:style-name="P8"><draw:frame text:anchor-type="as-char" draw:z-index="36" draw:style-name="gr1" draw:text-style-name="P28" svg:width="0.724cm" svg:height="0.636cm"><draw:image xlink:href="Pictures/100003A6000009EC000008D2DB7F54DF9CC4200C.wmf" xlink:type="simple" xlink:show="embed" xlink:actuate="onLoad" draw:mime-type="image/x-wmf"><text:p/></draw:image><draw:image xlink:href="Pictures/1000000100000060000000559ED3466B7915C8FD.png" xlink:type="simple" xlink:show="embed" xlink:actuate="onLoad" draw:mime-type="image/png"/></draw:frame><text:span text:style-name="T14">Материалы лингвистического корпуса не дают представления о том, насколько слово распространено в языке.</text:span><text:span text:style-name="T14"/></text:p>
      <text:p text:style-name="P8"><draw:frame text:anchor-type="as-char" draw:z-index="37" draw:style-name="gr1" draw:text-style-name="P28" svg:width="0.724cm" svg:height="0.636cm"><draw:image xlink:href="Pictures/100003A6000009EC000008D2DB7F54DF9CC4200C.wmf" xlink:type="simple" xlink:show="embed" xlink:actuate="onLoad" draw:mime-type="image/x-wmf"><text:p/></draw:image><draw:image xlink:href="Pictures/1000000100000060000000559ED3466B7915C8FD.png" xlink:type="simple" xlink:show="embed" xlink:actuate="onLoad" draw:mime-type="image/png"/></draw:frame><text:span text:style-name="T14">В электронном словаре могут содержаться сведения о семантике слова.</text:span><text:span text:style-name="T14"/></text:p>
      <text:p text:style-name="P8"><text:span text:style-name="T14">14. Какой вид поиска невозможен для пользователя в поисковых системах Яндекс и Google?</text:span><text:span text:style-name="T14"/></text:p>
      <text:p text:style-name="P8"><draw:frame text:anchor-type="as-char" draw:z-index="38" draw:style-name="gr1" draw:text-style-name="P28" svg:width="0.724cm" svg:height="0.636cm"><draw:image xlink:href="Pictures/100003A6000009EC000008D2DB7F54DF9CC4200C.wmf" xlink:type="simple" xlink:show="embed" xlink:actuate="onLoad" draw:mime-type="image/x-wmf"><text:p/></draw:image><draw:image xlink:href="Pictures/1000000100000060000000559ED3466B7915C8FD.png" xlink:type="simple" xlink:show="embed" xlink:actuate="onLoad" draw:mime-type="image/png"/></draw:frame><text:span text:style-name="T14">Поиск в пределах одного сайта.</text:span><text:span text:style-name="T14"/></text:p>
      <text:p text:style-name="P8"><draw:frame text:anchor-type="as-char" draw:z-index="39" draw:style-name="gr1" draw:text-style-name="P28" svg:width="0.724cm" svg:height="0.636cm"><draw:image xlink:href="Pictures/100003A6000009EC000008D2DB7F54DF9CC4200C.wmf" xlink:type="simple" xlink:show="embed" xlink:actuate="onLoad" draw:mime-type="image/x-wmf"><text:p/></draw:image><draw:image xlink:href="Pictures/1000000100000060000000559ED3466B7915C8FD.png" xlink:type="simple" xlink:show="embed" xlink:actuate="onLoad" draw:mime-type="image/png"/></draw:frame><text:span text:style-name="T18">Поиск точных форм.</text:span><text:span text:style-name="T14"/></text:p>
      <text:p text:style-name="P8"><draw:frame text:anchor-type="as-char" draw:z-index="40" draw:style-name="gr1" draw:text-style-name="P28" svg:width="0.724cm" svg:height="0.636cm"><draw:image xlink:href="Pictures/100003A6000009EC000008D2DB7F54DF9CC4200C.wmf" xlink:type="simple" xlink:show="embed" xlink:actuate="onLoad" draw:mime-type="image/x-wmf"><text:p/></draw:image><draw:image xlink:href="Pictures/1000000100000060000000559ED3466B7915C8FD.png" xlink:type="simple" xlink:show="embed" xlink:actuate="onLoad" draw:mime-type="image/png"/></draw:frame><text:span text:style-name="T14">Поиск словоформ одной лексемы.</text:span><text:span text:style-name="T14"/></text:p>
      <text:p text:style-name="P8"><draw:frame text:anchor-type="as-char" draw:z-index="41" draw:style-name="gr1" draw:text-style-name="P28" svg:width="0.724cm" svg:height="0.636cm"><draw:image xlink:href="Pictures/100003A6000009EC000008D2DB7F54DF9CC4200C.wmf" xlink:type="simple" xlink:show="embed" xlink:actuate="onLoad" draw:mime-type="image/x-wmf"><text:p/></draw:image><draw:image xlink:href="Pictures/1000000100000060000000559ED3466B7915C8FD.png" xlink:type="simple" xlink:show="embed" xlink:actuate="onLoad" draw:mime-type="image/png"/></draw:frame><text:span text:style-name="T14">Поиск смысловых категорий.</text:span><text:span text:style-name="T14"/></text:p>
      <text:p text:style-name="P8"><text:span text:style-name="T14">15. На каком ресурсе можно получить информацию о частотности употребления слова в конкретный период времени?</text:span><text:span text:style-name="T14"/></text:p>
      <text:p text:style-name="P8"><draw:frame text:anchor-type="as-char" draw:z-index="42" draw:style-name="gr1" draw:text-style-name="P28" svg:width="0.724cm" svg:height="0.636cm"><draw:image xlink:href="Pictures/100003A6000009EC000008D2DB7F54DF9CC4200C.wmf" xlink:type="simple" xlink:show="embed" xlink:actuate="onLoad" draw:mime-type="image/x-wmf"><text:p/></draw:image><draw:image xlink:href="Pictures/1000000100000060000000559ED3466B7915C8FD.png" xlink:type="simple" xlink:show="embed" xlink:actuate="onLoad" draw:mime-type="image/png"/></draw:frame><text:span text:style-name="T14">Яндекс</text:span><text:span text:style-name="T16"> </text:span><text:span text:style-name="T14">Переводчик</text:span><text:span text:style-name="T16"/></text:p>
      <text:p text:style-name="P8"><draw:frame text:anchor-type="as-char" draw:z-index="43" draw:style-name="gr1" draw:text-style-name="P28" svg:width="0.724cm" svg:height="0.636cm"><draw:image xlink:href="Pictures/100003A6000009EC000008D2DB7F54DF9CC4200C.wmf" xlink:type="simple" xlink:show="embed" xlink:actuate="onLoad" draw:mime-type="image/x-wmf"><text:p/></draw:image><draw:image xlink:href="Pictures/1000000100000060000000559ED3466B7915C8FD.png" xlink:type="simple" xlink:show="embed" xlink:actuate="onLoad" draw:mime-type="image/png"/></draw:frame><text:span text:style-name="T17">Google Books Ngram Viewer</text:span><text:span text:style-name="T16"/></text:p>
      <text:p text:style-name="P8"><draw:frame text:anchor-type="as-char" draw:z-index="44" draw:style-name="gr1" draw:text-style-name="P28" svg:width="0.724cm" svg:height="0.636cm"><draw:image xlink:href="Pictures/100003A6000009EC000008D2DB7F54DF9CC4200C.wmf" xlink:type="simple" xlink:show="embed" xlink:actuate="onLoad" draw:mime-type="image/x-wmf"><text:p/></draw:image><draw:image xlink:href="Pictures/1000000100000060000000559ED3466B7915C8FD.png" xlink:type="simple" xlink:show="embed" xlink:actuate="onLoad" draw:mime-type="image/png"/></draw:frame><text:span text:style-name="T14">ABBYY LINGVO</text:span><text:span text:style-name="T14"/></text:p>
      <text:p text:style-name="P8"><text:span text:style-name="T8"><draw:frame text:anchor-type="as-char" draw:z-index="0" draw:style-name="gr1" draw:text-style-name="P28" svg:width="0.724cm" svg:height="0.636cm"><draw:image xlink:href="Pictures/100003A6000009EC000008D2DB7F54DF9CC4200C.wmf" xlink:type="simple" xlink:show="embed" xlink:actuate="onLoad" draw:mime-type="image/x-wmf"><text:p/></draw:image><draw:image xlink:href="Pictures/1000000100000060000000559ED3466B7915C8FD.png" xlink:type="simple" xlink:show="embed" xlink:actuate="onLoad" draw:mime-type="image/png"/></draw:frame></text:span><text:span text:style-name="T14">Google Translator Toolkit</text:span><text:span text:style-name="T14"/></text:p>
      <text:p text:style-name="P8"><text:span text:style-name="T14"/></text:p>
      <text:h text:style-name="P10" text:outline-level="3"><text:span text:style-name="T19">Тест</text:span><text:span text:style-name="T19"/></text:h>
      <text:h text:style-name="P11" text:outline-level="3"><text:span text:style-name="T20">Выберите один или несколько верных вариантов ответа.</text:span><text:span text:style-name="T20"/></text:h>
      <text:p text:style-name="P9"><text:soft-page-break/><text:span text:style-name="T14">Будьте внимательны! В некоторых случаях правильными могут оказаться все предложенные варианты.</text:span><text:span text:style-name="T14"/></text:p>
      <text:p text:style-name="P8"><text:span text:style-name="T14">1. Утверждение «Корпус – это интерпретированный текст» означает, что</text:span><text:span text:style-name="T14"/></text:p>
      <text:p text:style-name="P8"><draw:frame text:anchor-type="as-char" draw:z-index="45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при помощи разметки создатели корпуса передают пользователю свои теоретические установки.</text:span><text:span text:style-name="T14"/></text:p>
      <text:p text:style-name="P8"><draw:frame text:anchor-type="as-char" draw:z-index="46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прежде, чем включать тексты в корпус, лингвисты тщательно изучают их и делают выводы об их содержании.</text:span><text:span text:style-name="T14"/></text:p>
      <text:p text:style-name="P8"><draw:frame text:anchor-type="as-char" draw:z-index="47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начиная работу в корпусе, пользователь по умолчанию соглашается принять на веру принципы, положенные в основу аннотации.</text:span><text:span text:style-name="T14"/></text:p>
      <text:p text:style-name="P8"><draw:frame text:anchor-type="as-char" draw:z-index="48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8">каждое языковое явление должно быть интерпретировано создателями корпуса как правильное или неправильное и соответствующим образом помечено.</text:span><text:span text:style-name="T14"/></text:p>
      <text:p text:style-name="P7"/>
      <text:p text:style-name="P8"><text:span text:style-name="T14">2. Аннотирование – это</text:span><text:span text:style-name="T14"/></text:p>
      <text:p text:style-name="P8"><draw:frame text:anchor-type="as-char" draw:z-index="49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8">обработка текста в целях облегчения его изучения.</text:span><text:span text:style-name="T14"/></text:p>
      <text:p text:style-name="P8"><draw:frame text:anchor-type="as-char" draw:z-index="50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необходимый этап создания лингвистического корпуса.</text:span><text:span text:style-name="T14"/></text:p>
      <text:p text:style-name="P8"><draw:frame text:anchor-type="as-char" draw:z-index="51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присвоение каждому элементу текста особого тэга.</text:span><text:span text:style-name="T14"/></text:p>
      <text:p text:style-name="P8"><draw:frame text:anchor-type="as-char" draw:z-index="52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сведения, размещенные на главной странице корпуса.</text:span><text:span text:style-name="T14"/></text:p>
      <text:p text:style-name="P7"/>
      <text:p text:style-name="P8"><text:span text:style-name="T14">3. Утверждение «Разметка не несет новой информации» означает, что</text:span><text:span text:style-name="T14"/></text:p>
      <text:p text:style-name="P8"><draw:frame text:anchor-type="as-char" draw:z-index="53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8">разметчики описывают характеристики, присущие элементам текста</text:span><text:span text:style-name="T14">.</text:span><text:span text:style-name="T14"/></text:p>
      <text:p text:style-name="P8"><draw:frame text:anchor-type="as-char" draw:z-index="54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8">принципы разметки – это внутренняя информация, важная только для создателей корпуса.</text:span><text:span text:style-name="T14"/></text:p>
      <text:p text:style-name="P8"><draw:frame text:anchor-type="as-char" draw:z-index="55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теоретические установки, положенные в основу аннотации, должны быть максимально нейтральными.</text:span><text:span text:style-name="T14"/></text:p>
      <text:p text:style-name="P8"><draw:frame text:anchor-type="as-char" draw:z-index="56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разметка не выводится на экраны пользователей корпуса.</text:span><text:span text:style-name="T14"/></text:p>
      <text:p text:style-name="P7"/>
      <text:p text:style-name="P8"><text:span text:style-name="T14">4. Автоматическая разметка</text:span><text:span text:style-name="T14"/></text:p>
      <text:p text:style-name="P8"><draw:frame text:anchor-type="as-char" draw:z-index="57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начинается с деления текста на минимальные фрагменты.</text:span><text:span text:style-name="T14"/></text:p>
      <text:p text:style-name="P8"><draw:frame text:anchor-type="as-char" draw:z-index="58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невозможна на уровне семантики.</text:span><text:span text:style-name="T14"/></text:p>
      <text:p text:style-name="P8"><draw:frame text:anchor-type="as-char" draw:z-index="59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8">предполагает отнесение словоформы к начальной форме.</text:span><text:span text:style-name="T14"/></text:p>
      <text:p text:style-name="P8"><draw:frame text:anchor-type="as-char" draw:z-index="60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позволяет быстро провести аннотирование по частям речи.</text:span><text:span text:style-name="T14"/></text:p>
      <text:p text:style-name="P7"/>
      <text:p text:style-name="P8"><text:span text:style-name="T14">5. Экстралингвистическая разметка</text:span><text:span text:style-name="T14"/></text:p>
      <text:p text:style-name="P8"><draw:frame text:anchor-type="as-char" draw:z-index="61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предполагает демонстрацию сведений об авторе.</text:span><text:span text:style-name="T14"/></text:p>
      <text:p text:style-name="P8"><draw:frame text:anchor-type="as-char" draw:z-index="62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не затрагивает содержания текста.</text:span><text:span text:style-name="T14"/></text:p>
      <text:p text:style-name="P8"><draw:frame text:anchor-type="as-char" draw:z-index="63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позволяет вести поиск в отобранной по социолингвистическим параметрам группе текстов.</text:span><text:span text:style-name="T14"/></text:p>
      <text:p text:style-name="P8"><draw:frame text:anchor-type="as-char" draw:z-index="64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8">в НКРЯ выражается в виде «паспорта текста»</text:span><text:span text:style-name="T14">.</text:span><text:span text:style-name="T14"/></text:p>
      <text:p text:style-name="P7"/>
      <text:p text:style-name="P8"><text:soft-page-break/><text:span text:style-name="T14">6. Морфологическая разметка в НКРЯ</text:span><text:span text:style-name="T14"/></text:p>
      <text:p text:style-name="P8"><draw:frame text:anchor-type="as-char" draw:z-index="65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произведена с помощью компьютерных программ.</text:span><text:span text:style-name="T14"/></text:p>
      <text:p text:style-name="P8"><draw:frame text:anchor-type="as-char" draw:z-index="66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началась с выработки командой лингвистов стандартных решений в спорных ситуациях.</text:span><text:span text:style-name="T14"/></text:p>
      <text:p text:style-name="P8"><draw:frame text:anchor-type="as-char" draw:z-index="67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единообразна во всех частях НКРЯ.</text:span><text:span text:style-name="T14"/></text:p>
      <text:p text:style-name="P8"><draw:frame text:anchor-type="as-char" draw:z-index="68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8">предполагает присвоение тэгов каждой единице текста.</text:span><text:span text:style-name="T14"/></text:p>
      <text:p text:style-name="P7"/>
      <text:p text:style-name="P8"><text:span text:style-name="T14">7. Синтаксическая разметка в НКРЯ НЕ</text:span><text:span text:style-name="T14"/></text:p>
      <text:p text:style-name="P8"><draw:frame text:anchor-type="as-char" draw:z-index="69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проведена в соответствии с традиционным выделением членов предложения.</text:span><text:span text:style-name="T14"/></text:p>
      <text:p text:style-name="P8"><draw:frame text:anchor-type="as-char" draw:z-index="70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8">графически представлена в виде дерева зависимостей.</text:span><text:span text:style-name="T14"/></text:p>
      <text:p text:style-name="P8"><draw:frame text:anchor-type="as-char" draw:z-index="71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проведена компьютерной программой, затем доработана вручную.</text:span><text:span text:style-name="T14"/></text:p>
      <text:p text:style-name="P8"><draw:frame text:anchor-type="as-char" draw:z-index="72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охватывает все части НКРЯ.</text:span><text:span text:style-name="T14"/></text:p>
      <text:p text:style-name="P7"/>
      <text:p text:style-name="P8"><text:span text:style-name="T14">8. Семантическая разметка в НКРЯ</text:span><text:span text:style-name="T14"/></text:p>
      <text:p text:style-name="P8"><draw:frame text:anchor-type="as-char" draw:z-index="73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8">помечает семантические признаки грамматических разрядов.</text:span><text:span text:style-name="T14"/></text:p>
      <text:p text:style-name="P12"><draw:frame text:anchor-type="as-char" draw:z-index="74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помечает семантические признаки словообразовательных показателей.</text:span><text:span text:style-name="T14"/></text:p>
      <text:p text:style-name="P8"><draw:frame text:anchor-type="as-char" draw:z-index="75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не затрагивает собственно семантические признаки.</text:span><text:span text:style-name="T14"/></text:p>
      <text:p text:style-name="P8"><draw:frame text:anchor-type="as-char" draw:z-index="76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предполагает присвоение одной лемме одного семантического тэга.</text:span><text:span text:style-name="T14"/></text:p>
      <text:p text:style-name="P7"/>
      <text:p text:style-name="P8"><text:span text:style-name="T14">9. Утверждение «Мультимодальный корпус требует нескольких уровней разметки» предполагает, что</text:span><text:span text:style-name="T14"/></text:p>
      <text:p text:style-name="P8"><draw:frame text:anchor-type="as-char" draw:z-index="77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8">для корпуса МУРКО в составе НКРЯ были разработаны дополнительные принципы описания текстов, например, создана разметка значений жестов.</text:span><text:span text:style-name="T14"/></text:p>
      <text:p text:style-name="P12"><draw:frame text:anchor-type="as-char" draw:z-index="78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элементы корпуса, представляющего визуальные образы, должны быть описаны иначе, чем элементы письменного или аудио текста.</text:span><text:span text:style-name="T14"/></text:p>
      <text:p text:style-name="P8"><draw:frame text:anchor-type="as-char" draw:z-index="79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мультимодальные корпуса должны быть частично закрытыми из соображений этики.</text:span><text:span text:style-name="T14"/></text:p>
      <text:p text:style-name="P8"><draw:frame text:anchor-type="as-char" draw:z-index="80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разметка по цели высказывания или по дискурсивным элементам не нужна в обычных текстовых корпусах.</text:span><text:span text:style-name="T14"/></text:p>
      <text:p text:style-name="P7"/>
      <text:p text:style-name="P8"><text:span text:style-name="T14">10. В корпусе с неснятой грамматической омонимией словоформа «уже» будет отнесена к</text:span><text:span text:style-name="T14"/></text:p>
      <text:p text:style-name="P8"><draw:frame text:anchor-type="as-char" draw:z-index="81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одной лемме.</text:span><text:span text:style-name="T14"/></text:p>
      <text:p text:style-name="P8"><draw:frame text:anchor-type="as-char" draw:z-index="82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8">двум леммам.</text:span><text:span text:style-name="T14"/></text:p>
      <text:p text:style-name="P8"><draw:frame text:anchor-type="as-char" draw:z-index="83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трем леммам.</text:span><text:span text:style-name="T14"/></text:p>
      <text:p text:style-name="P8"><draw:frame text:anchor-type="as-char" draw:z-index="84" draw:style-name="gr1" draw:text-style-name="P28" svg:width="0.715cm" svg:height="0.636cm"><draw:image xlink:href="Pictures/10000312000009EC000008D2E802DFCB837653EE.wmf" xlink:type="simple" xlink:show="embed" xlink:actuate="onLoad" draw:mime-type="image/x-wmf"><text:p/></draw:image><draw:image xlink:href="Pictures/100000010000006000000055D67EBC193D0555D9.png" xlink:type="simple" xlink:show="embed" xlink:actuate="onLoad" draw:mime-type="image/png"/></draw:frame><text:span text:style-name="T14">четырем леммам.</text:span><text:span text:style-name="T14"/></text:p>
      <text:h text:style-name="P13" text:outline-level="3"/>
      <text:h text:style-name="P11" text:outline-level="3"><text:span text:style-name="T20">Впишите слово.</text:span><text:span text:style-name="T20"/></text:h>
      <text:p text:style-name="P8"><text:soft-page-break/><text:span text:style-name="T14">11. В качестве минимального элемента разметки в НКРЯ принята ___</text:span><text:span text:style-name="T15">морфема</text:span><text:span text:style-name="T14">_____, то есть графическая единица, не обладающая, в отличии от лексемы, семантическими характеристиками.</text:span><draw:frame text:anchor-type="as-char" draw:z-index="85" draw:style-name="gr1" draw:text-style-name="P28" svg:width="3.07cm" svg:height="0.636cm"><draw:image xlink:href="Pictures/1000018800000BFD0000027B0F528DF6CF1587F7.wmf" xlink:type="simple" xlink:show="embed" xlink:actuate="onLoad" draw:mime-type="image/x-wmf"><text:p/></draw:image><draw:image xlink:href="Pictures/100000010000007400000018AF709FE70368F6F2.png" xlink:type="simple" xlink:show="embed" xlink:actuate="onLoad" draw:mime-type="image/png"/></draw:frame><text:span text:style-name="T14">  </text:span><text:span text:style-name="T14"/></text:p>
      <text:p text:style-name="P8"><text:span text:style-name="T14">12. Производимый обычно вручную процесс снятия омонимии носит название «____</text:span><text:span text:style-name="T15">лемматизация</text:span><text:span text:style-name="T14">____».</text:span><draw:frame text:anchor-type="as-char" draw:z-index="86" draw:style-name="gr1" draw:text-style-name="P28" svg:width="3.07cm" svg:height="0.636cm"><draw:image xlink:href="Pictures/1000018800000BFD0000027B0F528DF6CF1587F7.wmf" xlink:type="simple" xlink:show="embed" xlink:actuate="onLoad" draw:mime-type="image/x-wmf"><text:p/></draw:image><draw:image xlink:href="Pictures/100000010000007400000018AF709FE70368F6F2.png" xlink:type="simple" xlink:show="embed" xlink:actuate="onLoad" draw:mime-type="image/png"/></draw:frame><text:span text:style-name="T14">  </text:span><text:span text:style-name="T14"/></text:p>
      <text:p text:style-name="P8"><text:span text:style-name="T14">13. __</text:span><text:span text:style-name="T15">матрица</text:span><text:span text:style-name="T14">______ – это компьютерная программа, производящая синтаксическую разметку.</text:span><draw:frame text:anchor-type="as-char" draw:z-index="87" draw:style-name="gr1" draw:text-style-name="P28" svg:width="3.07cm" svg:height="0.636cm"><draw:image xlink:href="Pictures/1000018800000BFD0000027B0F528DF6CF1587F7.wmf" xlink:type="simple" xlink:show="embed" xlink:actuate="onLoad" draw:mime-type="image/x-wmf"><text:p/></draw:image><draw:image xlink:href="Pictures/100000010000007400000018AF709FE70368F6F2.png" xlink:type="simple" xlink:show="embed" xlink:actuate="onLoad" draw:mime-type="image/png"/></draw:frame><text:span text:style-name="T14">  </text:span><text:span text:style-name="T14"/></text:p>
      <text:p text:style-name="P8"><text:span text:style-name="T14">14. Многие автоматические анализаторы морфологии русского языка основаны на данных «__</text:span><text:span text:style-name="T15">морфологического</text:span><text:span text:style-name="T14">______ словаря» А. Зализняка.</text:span><draw:frame text:anchor-type="as-char" draw:z-index="88" draw:style-name="gr1" draw:text-style-name="P28" svg:width="3.07cm" svg:height="0.636cm"><draw:image xlink:href="Pictures/1000018800000BFD0000027B0F528DF6CF1587F7.wmf" xlink:type="simple" xlink:show="embed" xlink:actuate="onLoad" draw:mime-type="image/x-wmf"><text:p/></draw:image><draw:image xlink:href="Pictures/100000010000007400000018AF709FE70368F6F2.png" xlink:type="simple" xlink:show="embed" xlink:actuate="onLoad" draw:mime-type="image/png"/></draw:frame><text:span text:style-name="T14">  </text:span><text:span text:style-name="T14"/></text:p>
      <text:p text:style-name="P8"><text:span text:style-name="T14">15. Источником автоматической семантической разметки часто служат компьютерные ___</text:span><text:span text:style-name="T15">корпуса</text:span><text:span text:style-name="T14">_____.</text:span><draw:frame text:anchor-type="as-char" draw:z-index="89" draw:style-name="gr1" draw:text-style-name="P28" svg:width="3.07cm" svg:height="0.636cm"><draw:image xlink:href="Pictures/1000018800000BFD0000027B0F528DF6CF1587F7.wmf" xlink:type="simple" xlink:show="embed" xlink:actuate="onLoad" draw:mime-type="image/x-wmf"><text:p/></draw:image><draw:image xlink:href="Pictures/100000010000007400000018AF709FE70368F6F2.png" xlink:type="simple" xlink:show="embed" xlink:actuate="onLoad" draw:mime-type="image/png"/></draw:frame><text:span text:style-name="T14">  </text:span><text:span text:style-name="T14"/></text:p>
      <text:p text:style-name="P8"><text:bookmark text:name="_GoBack Копия 1"/><text:span text:style-name="T1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pple-system, 'apple color emoji', BlinkMacSystemFont, 'Segoe UI', Roboto, Oxygen-Sans, Ubuntu, Cantarell, 'Helvetica Neue', sans-serif"/>
    <style:font-face style:name="Ti" svg:font-family="Ti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inherit" svg:font-family="inherit" style:font-family-generic="roman" style:font-pitch="variable"/>
    <style:font-face style:name="markup-bold" svg:font-family="markup-bol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ichfactdown-paragraph" style:family="paragraph" style:parent-style-name="Standard" style:default-outline-level="" style:list-style-name="">
      <style:paragraph-properties fo:margin-top="0.176cm" fo:margin-bottom="0.176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4:11:42.676000000</meta:creation-date>
    <dc:date>2024-05-19T17:01:59.885000000</dc:date>
    <meta:editing-duration>PT2H50M17S</meta:editing-duration>
    <meta:editing-cycles>2</meta:editing-cycles>
    <meta:generator>LibreOffice/7.5.1.2$Windows_X86_64 LibreOffice_project/fcbaee479e84c6cd81291587d2ee68cba099e129</meta:generator>
    <meta:document-statistic meta:table-count="1" meta:image-count="0" meta:object-count="0" meta:page-count="8" meta:paragraph-count="184" meta:word-count="1470" meta:character-count="11956" meta:non-whitespace-character-count="10625"/>
  </office:meta>
</office:document-meta>
</file>